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640000031845C5406A.jpg"/>
  <manifest:file-entry manifest:media-type="" manifest:full-path="Pictures/200000CA00001973000014D999701DDC.wm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010101" style:font-name="Comic Sans MS" style:font-name-complex="Comic Sans MS"/>
    </style:style>
    <style:style style:name="P3" style:family="paragraph" style:parent-style-name="Standard" style:master-page-name="Standard">
      <style:paragraph-properties fo:margin-left="0.3752in" fo:margin-right="0.25in" fo:text-indent="0in" style:auto-text-indent="false" style:page-number="auto"/>
    </style:style>
    <style:style style:name="P4" style:family="paragraph" style:parent-style-name="Header">
      <style:text-properties fo:language="none" fo:country="none" style:language-asian="none" style:country-asian="non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10101" style:font-name="Comic Sans MS" fo:font-size="9pt" style:font-size-asian="9pt" style:font-name-complex="Comic Sans MS" style:font-size-complex="9pt"/>
    </style:style>
    <style:style style:name="T3" style:family="text">
      <style:text-properties fo:language="none" fo:country="none" style:language-asian="none" style:country-asian="none"/>
    </style:style>
    <style:style style:name="fr1" style:family="graphic" style:parent-style-name="Frame">
      <style:graphic-properties fo:margin-left="0.1299in" fo:margin-right="0.1299in"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rame1" text:anchor-type="paragraph" svg:x="5.3791in" svg:y="-0.6244in" svg:width="1.8902in" svg:height="2in" draw:z-index="0"><draw:text-box><text:p text:style-name="Standard"/><text:p text:style-name="Standard"/><text:p text:style-name="Standard"><draw:frame draw:style-name="fr3" draw:name="graphics1" text:anchor-type="as-char" svg:width="1.8953in" svg:height="1.5457in" draw:z-index="1"><draw:image xlink:href="Pictures/200000CA00001973000014D999701DDC.wmf" xlink:type="simple" xlink:show="embed" xlink:actuate="onLoad"/></draw:frame></text:p></draw:text-box></draw:frame><draw:frame draw:style-name="fr2" draw:name="Frame2" text:anchor-type="char" svg:x="0.3752in" svg:y="0.1252in" svg:width="5.25in" svg:height="7.25in" draw:z-index="3"><draw:text-box><text:p text:style-name="P1">Hot Artichoke Dip</text:p><text:p text:style-name="Standard"><text:span text:style-name="T1">(</text:span><text:span text:style-name="T2">Annette Campbell)</text:span></text:p><text:p text:style-name="P2"/><text:p text:style-name="P2">Preheat oven to 350 degrees</text:p><text:p text:style-name="P2"/><text:p text:style-name="P2">½ cup mayonnaise</text:p><text:p text:style-name="P2">½ cup sour cream</text:p><text:p text:style-name="P2">1/3 cup shredded/grated parmesan cheese</text:p><text:p text:style-name="P2">1/8 teaspoon Tabasco hot sauce</text:p><text:p text:style-name="P2">1 can 13 ounce chopped artichoke hearts</text:p><text:p text:style-name="P2"/><text:p text:style-name="P2">Mix all the ingredients and place in a baking dish.</text:p><text:p text:style-name="P2">Bake 30-40 minutes or until the top becomes light brown and bubbly.</text:p><text:p text:style-name="P2"/><text:p text:style-name="P2">Enjoy!</text:p><text:p text:style-name="P2"/><text:p text:style-name="P2"/><text:p text:style-name="P2"/></draw:text-box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2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.5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752in" fo:margin-bottom="0.836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.3752in" fo:margin-bottom="1.5in" fo:margin-left="1.25in" fo:margin-right="1.25in" style:writing-mode="lr-tb" style:layout-grid-color="#c0c0c0" style:layout-grid-lines="3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WordPictureWatermark3" text:anchor-type="char" svg:width="8.5in" svg:height="11in" draw:z-index="2"><draw:image xlink:href="Pictures/10000000000002640000031845C5406A.jp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WordPictureWatermark1" text:anchor-type="char" svg:width="8.5in" svg:height="11in" draw:z-index="0"><draw:image xlink:href="Pictures/10000000000002640000031845C5406A.jp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Customer</meta:initial-creator>
    <meta:creation-date>2009-11-15T18:49:00</meta:creation-date>
    <dc:creator>Annette Campbell</dc:creator>
    <dc:date>2009-11-15T18:54:00</dc:date>
    <meta:print-date>2008-12-13T10:59:00</meta:print-date>
    <meta:editing-cycles>3</meta:editing-cycles>
    <meta:editing-duration>PT5M</meta:editing-duration>
    <meta:document-statistic meta:table-count="0" meta:image-count="3" meta:object-count="0" meta:page-count="1" meta:paragraph-count="13" meta:word-count="57" meta:character-count="328"/>
    <meta:generator>LibreOffice/3.3$Unix LibreOffice_project/330m19$Build-202</meta:generator>
    <meta:user-defined meta:name="Info 1"/>
    <meta:user-defined meta:name="Info 2"/>
    <meta:user-defined meta:name="Info 3"/>
    <meta:user-defined meta:name="Info 4"/>
  </office:meta>
</office:document-meta>
</file>